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master-page-name="Standard">
      <style:paragraph-properties style:page-number="auto"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text:p>
      <text:p text:style-name="P1">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justify"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de" fo:country="DE"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tru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5.001cm" fo:margin-right="5.001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9T08:44:40</meta:creation-date>
    <dc:language>de-DE</dc:language>
    <dc:date>2019-11-29T12:26:23</dc:date>
    <meta:editing-cycles>2</meta:editing-cycles>
    <meta:editing-duration>PT12M</meta:editing-duration>
    <meta:generator>LibreOfficeDev/6.5.0.0.alpha0$Linux_X86_64 LibreOffice_project/d566e7221ed75dace6bb9c71a9399a0bb7bb9149</meta:generator>
    <meta:document-statistic meta:table-count="0" meta:image-count="0" meta:object-count="0" meta:page-count="1" meta:paragraph-count="2" meta:word-count="272" meta:character-count="1732" meta:non-whitespace-character-count="1461"/>
  </office:meta>
</office:document-meta>
</file>